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verpass" svg:font-family="Overpass" style:font-adornments="Normal" style:font-pitch="variable"/>
    <style:font-face style:name="Padauk" svg:font-family="Padauk" style:font-adornments="Normal" style:font-pitch="variable"/>
    <style:font-face style:name="Century Schoolbook L" svg:font-family="'Century Schoolbook L'" style:font-adornments="Roman" style:font-family-generic="roman" style:font-pitch="variable"/>
    <style:font-face style:name="Constantia" svg:font-family="Constantia" style:font-adornments="Normal" style:font-family-generic="roman" style:font-pitch="variable"/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Open Sans" svg:font-family="'Open Sans'" style:font-adornments="Normal" style:font-family-generic="swiss" style:font-pitch="variable"/>
    <style:font-face style:name="PT Sans" svg:font-family="'PT Sans'" style:font-adornments="Normal" style:font-family-generic="swiss" style:font-pitch="variable"/>
    <style:font-face style:name="PT Sans Narrow" svg:font-family="'PT Sans Narrow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officeooo:rsid="000d72bc" officeooo:paragraph-rsid="000d72bc"/>
    </style:style>
    <style:style style:name="P2" style:family="paragraph" style:parent-style-name="Standard">
      <style:text-properties officeooo:rsid="001346fd" officeooo:paragraph-rsid="001346fd"/>
    </style:style>
    <style:style style:name="P3" style:family="paragraph" style:parent-style-name="Standard">
      <style:text-properties fo:font-style="italic" officeooo:rsid="000d72bc" officeooo:paragraph-rsid="000d72bc" style:font-style-asian="italic" style:font-style-complex="italic"/>
    </style:style>
    <style:style style:name="P4" style:family="paragraph" style:parent-style-name="Standard">
      <style:text-properties fo:font-style="italic" officeooo:rsid="0012d480" officeooo:paragraph-rsid="0012d480" style:font-style-asian="italic" style:font-style-complex="italic"/>
    </style:style>
    <style:style style:name="P5" style:family="paragraph" style:parent-style-name="Standard">
      <style:text-properties fo:font-style="italic" officeooo:rsid="0012f802" officeooo:paragraph-rsid="0012f802" style:font-style-asian="italic" style:font-style-complex="italic"/>
    </style:style>
    <style:style style:name="P6" style:family="paragraph" style:parent-style-name="Text_20_body">
      <style:text-properties officeooo:rsid="001346fd" officeooo:paragraph-rsid="001346fd"/>
    </style:style>
    <style:style style:name="P7" style:family="paragraph" style:parent-style-name="Text_20_body">
      <style:text-properties officeooo:rsid="0018567e" officeooo:paragraph-rsid="0018567e"/>
    </style:style>
    <style:style style:name="P8" style:family="paragraph" style:parent-style-name="Text_20_body">
      <style:text-properties fo:font-style="italic" officeooo:rsid="000d72bc" officeooo:paragraph-rsid="000d72bc" style:font-style-asian="italic" style:font-style-complex="italic"/>
    </style:style>
    <style:style style:name="P9" style:family="paragraph" style:parent-style-name="Standard" style:list-style-name="L1">
      <style:text-properties fo:font-style="italic" officeooo:rsid="0012d480" officeooo:paragraph-rsid="0012d480" style:font-style-asian="italic" style:font-style-complex="italic"/>
    </style:style>
    <style:style style:name="P10" style:family="paragraph" style:parent-style-name="Standard" style:list-style-name="L2">
      <style:text-properties officeooo:paragraph-rsid="0014dff0"/>
    </style:style>
    <style:style style:name="P11" style:family="paragraph" style:parent-style-name="Standard" style:list-style-name="L2">
      <style:text-properties officeooo:paragraph-rsid="002e69fd"/>
    </style:style>
    <style:style style:name="P12" style:family="paragraph" style:parent-style-name="Standard" style:list-style-name="L3">
      <style:text-properties officeooo:paragraph-rsid="002e69fd"/>
    </style:style>
    <style:style style:name="P13" style:family="paragraph" style:parent-style-name="Standard" style:list-style-name="L4">
      <style:text-properties officeooo:paragraph-rsid="002e69fd"/>
    </style:style>
    <style:style style:name="P14" style:family="paragraph" style:parent-style-name="Standard" style:list-style-name="L5">
      <style:text-properties officeooo:paragraph-rsid="002e69fd"/>
    </style:style>
    <style:style style:name="P15" style:family="paragraph" style:parent-style-name="Standard" style:list-style-name="L6">
      <style:text-properties officeooo:paragraph-rsid="002e69fd"/>
    </style:style>
    <style:style style:name="T1" style:family="text">
      <style:text-properties officeooo:rsid="000e4cf5"/>
    </style:style>
    <style:style style:name="T2" style:family="text">
      <style:text-properties officeooo:rsid="0011b804"/>
    </style:style>
    <style:style style:name="T3" style:family="text">
      <style:text-properties officeooo:rsid="0012d480"/>
    </style:style>
    <style:style style:name="T4" style:family="text">
      <style:text-properties officeooo:rsid="0014dff0"/>
    </style:style>
    <style:style style:name="T5" style:family="text">
      <style:text-properties officeooo:rsid="001faace"/>
    </style:style>
    <style:style style:name="T6" style:family="text">
      <style:text-properties officeooo:rsid="00241646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572b" style:font-style-asian="normal" style:font-style-complex="normal"/>
    </style:style>
    <style:style style:name="T9" style:family="text">
      <style:text-properties fo:font-style="normal" officeooo:rsid="002639a1" style:font-style-asian="normal" style:font-style-complex="normal"/>
    </style:style>
    <style:style style:name="T10" style:family="text">
      <style:text-properties officeooo:rsid="002dc488"/>
    </style:style>
    <style:style style:name="T11" style:family="text">
      <style:text-properties officeooo:rsid="002ed6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itre ?</text:p>
      <text:h text:style-name="Heading_20_1" text:outline-level="1">Avant propos</text:h>
      <text:p text:style-name="P1">Remerciements...</text:p>
      <text:p text:style-name="P1"/>
      <text:h text:style-name="Heading_20_1" text:outline-level="1">Introduction</text:h>
      <text:p text:style-name="P3"><text:span text:style-name="T3">(</text:span>Présentation de l'étude dans son contexte<text:span text:style-name="T3">)</text:span></text:p>
      <text:p text:style-name="P4">Contexte</text:p>
      <text:list xml:id="list6558459071714766213" text:style-name="L1">
        <text:list-item>
          <text:p text:style-name="P9">Domaine : <text:span text:style-name="T8">simulation numérique dans des domaines aux frontières déformables ou en présence d'interface en propagation (couplages multiphysiques, exemples...)</text:span></text:p>
        </text:list-item>
        <text:list-item>
          <text:p text:style-name="P9">Problème généra<text:span text:style-name="T10">l :</text:span><text:span text:style-name="T7"> </text:span><text:span text:style-name="T9">déterminer avec précision et robustesse l'évolution au cours du temps d'une interface en mouvement</text:span></text:p>
        </text:list-item>
        <text:list-item>
          <text:p text:style-name="P9">Conséquences négatives ???</text:p>
        </text:list-item>
      </text:list>
      <text:p text:style-name="P4">Etudes</text:p>
      <text:p text:style-name="P4">(#auteur a fait …, cela a permis …, mais ...(limites))</text:p>
      <text:p text:style-name="P4">Bilan</text:p>
      <text:p text:style-name="P5">(avant mon étude, ...(+), mais ...(-), d'ou ma thèse)</text:p>
      <text:p text:style-name="P1"/>
      <text:h text:style-name="Heading_20_1" text:outline-level="1">Etat de l'art</text:h>
      <text:p text:style-name="P8">Lister th<text:span text:style-name="T1">ématiques abordées dans la thèse :</text:span></text:p>
      <text:p text:style-name="P6">Propagation d'interface (Euler/Lagrange, <text:span text:style-name="T6">high-order</text:span>)</text:p>
      <text:p text:style-name="P7"><text:span text:style-name="T11">CAD : formalisme </text:span>BREP, intersections surfaces paramétriques</text:p>
      <text:h text:style-name="Heading_20_1" text:outline-level="1">(Matériel et méthodes/<text:span text:style-name="T1">Résultats préliminaires maths</text:span>)</text:h>
      <text:p text:style-name="P2">Géométrie différentielle des surfaces ?</text:p>
      <text:h text:style-name="Heading_20_1" text:outline-level="1">Démarche</text:h>
      <text:p text:style-name="P3">Chapitres…</text:p>
      <text:list xml:id="list7076084604836591307" text:style-name="L2">
        <text:list-item>
          <text:p text:style-name="P11">Suivi Lagrangien de surface régulière par morceaux (BREP) en propagation</text:p>
        </text:list-item>
      </text:list>
      <text:list xml:id="list8618472448036617556" text:style-name="L3">
        <text:list-item>
          <text:p text:style-name="P12">construction Huygens, enveloppe des sphères/boules, surfaces canal</text:p>
        </text:list-item>
      </text:list>
      <text:list xml:id="list114758952257815" text:continue-list="list7076084604836591307" text:style-name="L2">
        <text:list-item>
          <text:p text:style-name="P11"><text:span text:style-name="T4">Discrétisation pseudo-spectrale pour un patch rectangulaire de surface paramétrique </text:span></text:p>
        </text:list-item>
      </text:list>
      <text:list xml:id="list6366825213540145967" text:style-name="L4">
        <text:list-item>
          <text:p text:style-name="P13"><text:span text:style-name="T4">Chebyshev, FFT, (de-)aliasing, folding...</text:span></text:p>
        </text:list-item>
      </text:list>
      <text:list xml:id="list114759200264605" text:continue-list="list114758952257815" text:style-name="L2">
        <text:list-item>
          <text:p text:style-name="P11"><text:span text:style-name="T4">Extension aux surfaces BREP de topologie arbitraire </text:span></text:p>
        </text:list-item>
      </text:list>
      <text:list xml:id="list4596734088412816966" text:style-name="L5">
        <text:list-item>
          <text:p text:style-name="P14"><text:span text:style-name="T4">intersections, validation cas tests…</text:span></text:p>
        </text:list-item>
      </text:list>
      <text:list xml:id="list114759133109294" text:continue-list="list114759200264605" text:style-name="L2">
        <text:list-item>
          <text:p text:style-name="P11"><text:span text:style-name="T4">Déformation maillage de surface pour calculs EF/VF</text:span></text:p>
        </text:list-item>
      </text:list>
      <text:list xml:id="list5439410910382828867" text:style-name="L6">
        <text:list-item>
          <text:p text:style-name="P15"><text:span text:style-name="T4">BREP → mesh, optim/smoothing, hypergraphes</text:span></text:p>
        </text:list-item>
      </text:list>
      <text:list xml:id="list114758662937169" text:continue-list="list114759133109294" text:style-name="L2">
        <text:list-item>
          <text:p text:style-name="P10"><text:soft-page-break/><text:span text:style-name="T4">Application à un cas d'étude « industriel » : régression de propergol</text:span></text:p>
        </text:list-item>
      </text:list>
      <text:h text:style-name="Heading_20_1" text:outline-level="1">Discussion</text:h>
      <text:p text:style-name="P3">Analyse critique de l'étude</text:p>
      <text:p text:style-name="P1"/>
      <text:h text:style-name="Heading_20_1" text:outline-level="1">Conclusion</text:h>
      <text:p text:style-name="P1"/>
      <text:h text:style-name="Heading_20_1" text:outline-level="1">Annexes</text:h>
      <text:p text:style-name="P1"/>
      <text:h text:style-name="Heading_20_1" text:outline-level="1">Résumé général</text:h>
      <text:p text:style-name="P3">(10aine de lignes, av<text:span text:style-name="T2">ant intro ?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verpass" svg:font-family="Overpass" style:font-adornments="Normal" style:font-pitch="variable"/>
    <style:font-face style:name="Padauk" svg:font-family="Padauk" style:font-adornments="Normal" style:font-pitch="variable"/>
    <style:font-face style:name="Century Schoolbook L" svg:font-family="'Century Schoolbook L'" style:font-adornments="Roman" style:font-family-generic="roman" style:font-pitch="variable"/>
    <style:font-face style:name="Constantia" svg:font-family="Constantia" style:font-adornments="Normal" style:font-family-generic="roman" style:font-pitch="variable"/>
    <style:font-face style:name="FreeSerif" svg:font-family="FreeSerif" style:font-adornments="Normal" style:font-family-generic="roman" style:font-pitch="variable"/>
    <style:font-face style:name="Garamond" svg:font-family="Garamond" style:font-adornments="Normal" style:font-family-generic="roman" style:font-pitch="variable"/>
    <style:font-face style:name="Georgia" svg:font-family="Georgia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adornments="Normal" style:font-family-generic="roman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imbus Sans L1" svg:font-family="'Nimbus Sans L'" style:font-adornments="Gras" style:font-family-generic="swiss" style:font-pitch="variable"/>
    <style:font-face style:name="Nimbus Sans L" svg:font-family="'Nimbus Sans L'" style:font-adornments="Normal" style:font-family-generic="swiss" style:font-pitch="variable"/>
    <style:font-face style:name="Open Sans" svg:font-family="'Open Sans'" style:font-adornments="Normal" style:font-family-generic="swiss" style:font-pitch="variable"/>
    <style:font-face style:name="PT Sans" svg:font-family="'PT Sans'" style:font-adornments="Normal" style:font-family-generic="swiss" style:font-pitch="variable"/>
    <style:font-face style:name="PT Sans Narrow" svg:font-family="'PT Sans Narrow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Palatino Linotype" fo:font-family="'Palatino Linotype'" style:font-style-name="Normal" style:font-family-generic="roman" style:font-pitch="variable" fo:language="fr" fo:country="ML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Garamond" fo:font-family="Garamond" style:font-style-name="Normal" style:font-family-generic="roman" style:font-pitch="variable" fo:font-size="14pt" fo:font-weight="normal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2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0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Nimbus Sans L1" fo:font-family="'Nimbus Sans L'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tien Andrieu</meta:initial-creator>
    <meta:creation-date>2018-09-27T11:28:39.428861156</meta:creation-date>
    <dc:date>2018-09-28T11:47:58.287021270</dc:date>
    <dc:creator>Bastien Andrieu</dc:creator>
    <meta:editing-duration>PT10H34M33S</meta:editing-duration>
    <meta:editing-cycles>41</meta:editing-cycles>
    <meta:generator>LibreOffice/5.0.6.2$Linux_X86_64 LibreOffice_project/00$Build-2</meta:generator>
    <meta:document-statistic meta:table-count="0" meta:image-count="0" meta:object-count="0" meta:page-count="2" meta:paragraph-count="36" meta:word-count="198" meta:character-count="1422" meta:non-whitespace-character-count="1270"/>
  </office:meta>
</office:document-meta>
</file>